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style:font-name="Arial" fo:font-size="16pt" style:text-underline-style="none" style:font-size-asian="16pt" style:font-size-complex="16pt"/>
    </style:style>
    <style:style style:name="P3" style:family="paragraph" style:parent-style-name="Standard" style:list-style-name="L1">
      <style:text-properties style:font-name="Arial" fo:font-size="16pt" style:font-size-asian="16pt" style:font-size-complex="16pt"/>
    </style:style>
    <style:style style:name="P4" style:family="paragraph" style:parent-style-name="Standard">
      <style:text-properties style:font-name="Arial" fo:font-size="16pt" style:text-underline-style="none" style:font-size-asian="16pt" style:font-size-complex="16pt"/>
    </style:style>
    <style:style style:name="P5" style:family="paragraph" style:parent-style-name="Standard" style:list-style-name="L2">
      <style:text-properties style:font-name="Arial" fo:font-size="16pt" style:text-underline-style="none" style:font-size-asian="16pt" style:font-size-complex="16pt"/>
    </style:style>
    <style:style style:name="P6" style:family="paragraph" style:parent-style-name="Standard">
      <style:paragraph-properties fo:text-align="start" style:justify-single-word="false"/>
      <style:text-properties style:font-name="Arial" fo:font-size="16pt" style:text-underline-style="none" style:font-size-asian="16pt" style:font-size-complex="16pt"/>
    </style:style>
    <style:style style:name="P7" style:family="paragraph" style:parent-style-name="Standard" style:list-style-name="L3">
      <style:paragraph-properties fo:text-align="start" style:justify-single-word="false"/>
      <style:text-properties style:font-name="Arial" fo:font-size="16pt" style:text-underline-style="none" style:font-size-asian="16pt" style:font-size-complex="16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 est Adolf Hitler ?</text:p>
      <text:p text:style-name="P1"/>
      <text:p text:style-name="P1">Hitler est né 1889 en Autriche benlieue de vienn il né dans une famille bourgoise. Son père ne l'aime pas car il estime que son fils est un médiocre, une enfance malheureuse car il n'est pas bon élève, Adolf adore dessiner et rêve d'être artiste, il obtient l'équivalent du bac, il s'incrit aux Beaux-Arts et est refusé. Son père le renie et il devient SDF en 1909</text:p>
      <text:p text:style-name="P1"/>
      <text:p text:style-name="P1">1914 debut de la première guerre à 25 ans mais il est refusé</text:p>
      <text:p text:style-name="P1">donc il quitte l'autriche et arrive à Munich, en octobre 1914, il intègre l'armée et embarque pour Liile (il se bat pendant 4 ans à Fournes-en-Weppes).il choisit la mission la plus compliquée</text:p>
      <text:p text:style-name="P1">&lt;&lt;l'estafette&gt;&gt; (espion), il est nommé caporal</text:p>
      <text:p text:style-name="P1"/>
      <text:p text:style-name="P1">11 novembre 1918, il rentre à Munich à 29 ans, cette défaite est une trahison, il accuse les hommes politiques d'avoir donné</text:p>
      <text:p text:style-name="P1">&lt;&lt;un coup de poignard dans le dos&gt;&gt; des militaires, il fréquente des <text:s/>hommes antisémites (contre les juifs),ils se réunissent dans un bar.en 1920 c'est la misère en allemagne depuis le Diktat</text:p>
      <text:p text:style-name="P1">puis en 1923</text:p>
      <text:p text:style-name="P1"/>
      <text:p text:style-name="P1">N --&gt; NATIONAL</text:p>
      <text:p text:style-name="P1">S --&gt; SOLIALISTSCHE</text:p>
      <text:p text:style-name="P1">D --&gt; DEUTSHLAND</text:p>
      <text:p text:style-name="P1">A --&gt; ARBETITER<text:line-break/>P --&gt; PARTEÏ</text:p>
      <text:p text:style-name="P1">==&gt; Parti National socialiste des travailleurs allemands</text:p>
      <text:p text:style-name="P1">il fait un PUTCH à Munich mais il échoue, il est condanné à 10 ans de prison,il écrit un livre &lt;&lt;Mein Kampf&gt;&gt; = Mon Combat</text:p>
      <text:p text:style-name="P1">en 1924 il est libéré de pirson pour bonne conduite</text:p>
      <text:p text:style-name="P1">Il apprend que les USA on prêté des milions de Dollars à Allemagne, 1924 à 19 Hitler redevient SDF</text:p>
      <text:p text:style-name="P1"/>
      <text:p text:style-name="P1">1/3 des personnes votent pour le parti nazi en 1932, au cours de l'été 1932, il va à la mairiede Munich pour demander sa naturalisation, il se présente à l'élection présidentielle allemande. Hitler est en face à avec Hindenburg (président sortant de 84 ans), en novembre 1932 Hitler perd les élections présidentielles.</text:p>
      <text:p text:style-name="P1"><text:soft-page-break/>Dans les semaines qui vont suivre Hindenburg essaie de sortir L'Allemagne de la crise, mais c'est un échec.</text:p>
      <text:p text:style-name="P1">Le 30 janvier 1933, Hindenburg nomme Hiter Chancelier</text:p>
      <text:p text:style-name="P1">(1er minstre), il est arrivé au pourvoir légalement.</text:p>
      <text:p text:style-name="P1"/>
      <text:p text:style-name="P1">Dans le nuit du 27 au 28 février 1933, il fait incendier par des nazis l'assemblée nationale le REICHTAG et il accuse les communistes, désormais tous les partis politiques sont interdit sauf un le parts nazi, le même jour il supprime toutes les libertés fondamentales.</text:p>
      <text:p text:style-name="P1">Mars 1933 il obtient les pleins pouvoirs.</text:p>
      <text:p text:style-name="P1"/>
      <text:p text:style-name="P1">En août 1934 Hindenburg meurt et Hitler devient le REICHSFÜHRER</text:p>
      <text:p text:style-name="P1"/>
      <text:list xml:id="list6054122591965616661" text:style-name="L1">
        <text:list-item>
          <text:p text:style-name="P3">La nazification de la société</text:p>
        </text:list-item>
      </text:list>
      <text:p text:style-name="P1"/>
      <text:p text:style-name="P1">10 ans après avoir &lt;&lt;écrit MEIN KAMPF&gt;&gt;, Hiler va pouvoir mettre en place ses idées, son idée fare le RACISME.</text:p>
      <text:p text:style-name="P1"/>
      <text:p text:style-name="P1">Pour hitler, il y a une iearchie des rasse</text:p>
      <text:p text:style-name="P1">il compare les juif a des rat</text:p>
      <text:p text:style-name="P1">en 1935 les idée d'hitler devien la loi &lt;&lt;Les Lois De Nuremberg&gt;&gt;</text:p>
      <text:p text:style-name="P1">les mariage entre juif et allemand sont ilegal.</text:p>
      <text:p text:style-name="P1">Les juif ne sont plus allemand</text:p>
      <text:p text:style-name="P1">les magasin juif sont interdit</text:p>
      <text:p text:style-name="P1"/>
      <text:p text:style-name="P1">en 1938 une nouvelle etape est franchie, la violance,les synagogue</text:p>
      <text:p text:style-name="P1">sont bruler</text:p>
      <text:p text:style-name="P1"/>
      <text:p text:style-name="P1">des 1933 avait était créer les camps de consantration</text:p>
      <text:p text:style-name="P1">les premier camps s'appel DACHAU, SACHSENHAUSEN</text:p>
      <text:p text:style-name="P1"/>
      <text:p text:style-name="P1">la croix gammée n'est pas une invention d'hitler elle exister deja depuis plusier siècle, c'est une simbole d'espoir [nom encien: la SVATISKA]</text:p>
      <text:p text:style-name="P1"/>
      <text:p text:style-name="P1">hitler veux etre un dieu vivant</text:p>
      <text:p text:style-name="P1"/>
      <text:p text:style-name="P1"/>
      <text:p text:style-name="P1"><text:soft-page-break/></text:p>
      <text:p text:style-name="P1">dans son film &lt;&lt;le dictateur&gt;&gt; charlie chaplin se moque ouvertement d'hitler</text:p>
      <text:p text:style-name="P1"/>
      <text:p text:style-name="P1">Il créer les 3e REICH(1933 – 1945) qui devait durait 1k ans</text:p>
      <text:p text:style-name="P1">&lt;&lt; eîn <text:s/>Reich, ein Volk, ein Fiihrer&gt;&gt;</text:p>
      <text:p text:style-name="P1"/>
      <text:p text:style-name="P1">la pop</text:p>
      <text:p text:style-name="P1"/>
      <text:p text:style-name="P1">les oposant son tracké</text:p>
      <text:p text:style-name="P1"/>
      <text:p text:style-name="P1">les jeunes allemands vont être embrigadés dans Hitler va créer un parcours comment devenir un bon nazi, Hitler va créer un parcours comment devenir un bon nazi, de 0 à 7 ans le père ne se prère ne se préoccupe pas de son enfant c'est la mère puis vers 7 ans ils intègrent les HITLERSJUGEND (jeunesses hitleriennes). Importance donné à la pratique sportive dès le plus jeune âge. Les filles doivent respecter une règle celle des 3K:</text:p>
      <text:p text:style-name="P1">KINDER = <text:s text:c="2"/>enfants</text:p>
      <text:p text:style-name="P1">KUCHEN = cuisine</text:p>
      <text:p text:style-name="P1">KIRSCHE = moralité</text:p>
      <text:p text:style-name="P1"/>
      <text:p text:style-name="P1">Hitler adore les rassemblements notamment les JO de BERLIN en 1936 et il mise beaucoup d'argent</text:p>
      <text:p text:style-name="P1">Les autodafés: brûler des livres en publique</text:p>
      <text:p text:style-name="P1">Brûler les livres écrient par des juifs, dès 1933 de grands écrivains, d'aristes,d'intellectuels out quittés l'Allemagne car ils étaint menecés.</text:p>
      <text:p text:style-name="P1"/>
      <text:p text:style-name="P1">Led 6 millions de chômeurs vont devenir 6 millions d'ouvriers dans l'armement.</text:p>
      <text:p text:style-name="P1"/>
      <text:p text:style-name="P1">Hitler va faire une promesse aux allemands: vous aurez tous une voiture VOLKSWAGEN (voiture de peuple) surnomé plus tard la coccinelle.</text:p>
      <text:p text:style-name="P1"/>
      <text:p text:style-name="P1"/>
      <text:p text:style-name="P1"/>
      <text:p text:style-name="P1"/>
      <text:p text:style-name="P1"><text:soft-page-break/>III La marche à la guerre:</text:p>
      <text:p text:style-name="P1"/>
      <text:p text:style-name="P1">Des 1933 Hitler n'a aucune intention de respecter le traité de Versailles car c'était noté dans son livre, il tourne toute l'économie vers l'armement alors que c'est interdit.</text:p>
      <text:p text:style-name="P1"/>
      <text:p text:style-name="P1">En 1934 en Rhénanie, hitler l'occupe militairement</text:p>
      <text:p text:style-name="P1"/>
      <text:p text:style-name="P1">En 1936, guerre d'Espage entre les républicains = démocrates et les nationalistes dirige par FRANCO, c'est une guerre civile car FRANCO n'est pas d'accord avec les résultats des élections donc il fait appel à hitler, pendant 3 ans Hitler va pouvoir tester ses armes, victoire de FRANCO en 1939, l'hspagne restera une dictature jusqu'en 1975. Un jour de marché à Guermica en 1937 est bombardée par les avions d'Hitler, c'est à ce moment là depuis là depuis la France que Pablo Picasso peindra son tableau "GUERNICA".</text:p>
      <text:p text:style-name="P1">En 1937 Hitler se tourne vers l'talie (BENITO MUSSOLINI -&gt; FASCISME) et vers le Japon (dictature militaire et nationaliste)</text:p>
      <text:p text:style-name="P1">d'ailleurs en Asie le seconde mondiale était de 1937 à 1945. ils signeront une alliance militaire l'AXE entre</text:p>
      <text:p text:style-name="P1">Rome, berlin et Tokyo (AXE RO.BER.TO).</text:p>
      <text:p text:style-name="P1">En mars 1938 l'Autriche est annexée par Allemagne nazi = ANSCHLUSS, les fançais et les anglais ne réagissent pas.</text:p>
      <text:p text:style-name="P1"/>
      <text:p text:style-name="P1">En sep 1938 l'Tchécoslovaquie est annexée</text:p>
      <text:p text:style-name="P1"/>
      <text:p text:style-name="P1">à la conf de muniche les fr et les en</text:p>
      <text:p text:style-name="P1"/>
      <text:p text:style-name="P1">en mars 1939 Hitler desside de prendre la parte tchèque de la TCH</text:p>
      <text:p text:style-name="P1"/>
      <text:p text:style-name="P1">en aout Hitler et staline se rancontres en cachette et singue le pacte germano – sovietique 23 / 08 / 39.</text:p>
      <text:p text:style-name="P1"/>
      <text:p text:style-name="P1">le 1er Sep l'armé almande s'attaque a la palogne c'est le début de la 2er guèrre Mondial.</text:p>
      <text:p text:style-name="P1"/>
      <text:p text:style-name="P1">fatcio: groupe </text:p>
      <text:p text:style-name="P1"/>
      <text:p text:style-name="P1"><text:soft-page-break/>Chap.2b : Démocraties fragilisées dans l'Europe de </text:p>
      <text:p text:style-name="P1"><text:tab/><text:tab/>l'Entre-Deux-Guerres</text:p>
      <text:p text:style-name="P1"/>
      <text:p text:style-name="P1">1. la vie politique e économique après la première guerre mondiale</text:p>
      <text:p text:style-name="P1">Après la guerre, la gauche(commuuniste)fait peur. La droite remporte les élections de 1919.</text:p>
      <text:p text:style-name="P1"/>
      <text:p text:style-name="P1">En 1919, la france est un pays victotrieux(11 novembre 1918 / 28 juin 1919) mais c'est surtout un pays ruiné(reconstruction) avec une pop bouleversée par les horreurs de la guerre.</text:p>
      <text:p text:style-name="P1"/>
      <text:p text:style-name="P1">Très vite la vie politique reprend le dessus et les partis politique n'hésitent pas à se montrer violents, pour dénoner le bolchevisme par exemple. En novembre 1919 la droite et ses alliés remportent les élections.</text:p>
      <text:p text:style-name="P1"/>
      <text:p text:style-name="P1">Après son échec aux élections, la gauche socialiste se réunit au congrès de tours en 1920 le chef de la SFIO(Section Française de l'internationale ouvrière, parti socialiste)</text:p>
      <text:p text:style-name="P2">Léon blum se retrouve en minorité.</text:p>
      <text:p text:style-name="P2"/>
      <text:list xml:id="list3015249633307388924" text:style-name="L2">
        <text:list-item>
          <text:p text:style-name="P5">la crise des années 1930:</text:p>
        </text:list-item>
      </text:list>
      <text:p text:style-name="P2"/>
      <text:p text:style-name="P2">Jeudi 24 octobre 1929 il y a le KRACH boursier de</text:p>
      <text:p text:style-name="P2">street (effondrements du cours de la bourse) qui va entrainer la faillite des entreprises et explosion du chômage.</text:p>
      <text:p text:style-name="P2"/>
      <text:p text:style-name="P2">Comme tous les autres pays mais plus tardivement, la France est touchée pas la crise économique de 1929: les entreprises font faillites et le chômage explose.</text:p>
      <text:p text:style-name="P2"/>
      <text:p text:style-name="P2">Les francçais sont mécontents, ils sont de plus en plus en colère contre les hommes politiques.</text:p>
      <text:p text:style-name="P2">Janvier 1934, le scendale ou affaire &lt;&lt;STAVISKY&gt;&gt; (homme d'affaire malhonnête), il est retrouvé mort quelques jours après son arrestation mais l'enquête s'oriente vers un suicide mais fait a été assassiné.</text:p>
      <text:p text:style-name="P2"/>
      <text:p text:style-name="P2"/>
      <text:p text:style-name="P2"><text:soft-page-break/>LIGUES d'extrème droite, association nationnaliste et antisémite et proche de Mussolini et d'Hitler.</text:p>
      <text:p text:style-name="P2">Les ligues d'extrème droite veulent faire une dictature en France, un RDV est pris le 6 février 1934, des milliers de personnes se retrouvent dans les rues pour manifester.</text:p>
      <text:p text:style-name="P2"/>
      <text:p text:style-name="P2">Les discours de l'extrême droite sont très violents: "Voilà la dictature qui t'attend peuple de France", "il faust la France aux français".</text:p>
      <text:p text:style-name="P2"/>
      <text:p text:style-name="P2"/>
      <text:p text:style-name="P6">En Reaction au <text:s/>féévier 1934 les trois de gauche (SFIO, PCF,parti radical) décident de s'unir en créant le Front Populaire.</text:p>
      <text:p text:style-name="P6">Avec pour devise "le pain, la paix, la liberté"</text:p>
      <text:p text:style-name="P6">l"objectif du Front Populaire est de remporter les élections, législatives du mois de mai 1936.</text:p>
      <text:p text:style-name="P6"/>
      <text:p text:style-name="P6">II/ le Front populaire(1936/1937):</text:p>
      <text:p text:style-name="P6"/>
      <text:list xml:id="list1645049558777665235" text:style-name="L3">
        <text:list-item>
          <text:p text:style-name="P7">En mai 1936, Léon Blum(socialiste) devient le chef d'un gouvernement composé de socialistes et de radicaux<text:tab/></text:p>
          <text:p text:style-name="P7">Dés l'annonce de la victoire vont s'arrâter de travailler c'est une grève pour soutenir le nouveau gouvernement. Grève générale que va paralyser le pays tout entier. Dans une</text:p>
          <text:p text:style-name="P7">ambiance de fête. Ce sont des grèves avec occupation des locaux avec toutes leurs familles. Elle durera plus d'un mois, début juin 1939 Léon présente sont gouvernement et demande au peuple ouvrier de cesser la grève générale, il ose nommer 3 femmes au gouvernement alors qu'elles n'ont le droit de vote.</text:p>
        </text:list-item>
      </text:list>
      <text:p text:style-name="P6"><text:tab/>Le 7 juin Léon blum réunit à l'hôtel Matignon les représentent </text:p>
      <text:p text:style-name="P6"><text:tab/>des sydic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0M53S</meta:editing-duration>
    <meta:editing-cycles>318</meta:editing-cycles>
    <meta:generator>OpenOffice/4.1.7$Win32 OpenOffice.org_project/417m1$Build-9800</meta:generator>
    <dc:date>2020-12-07T11:00:16.88</dc:date>
    <meta:document-statistic meta:table-count="0" meta:image-count="0" meta:object-count="0" meta:page-count="6" meta:paragraph-count="91" meta:word-count="1450" meta:character-count="8584"/>
    <meta:user-defined meta:name="Info 1"/>
    <meta:user-defined meta:name="Info 2"/>
    <meta:user-defined meta:name="Info 3"/>
    <meta:user-defined meta:name="Info 4"/>
  </office:meta>
</office:document-meta>
</file>